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6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b4ff"/>
    </style:style>
    <style:style style:name="gr4" style:family="graphic" style:parent-style-name="standard">
      <style:graphic-properties draw:stroke="none" svg:stroke-width="0.04cm" draw:fill-color="#036796"/>
    </style:style>
    <style:style style:name="gr5" style:family="graphic" style:parent-style-name="standard">
      <style:graphic-properties draw:stroke="none"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2.885cm" svg:y="-5cm"/>
          <draw:glue-point draw:id="5" svg:x="5cm" svg:y="-5cm"/>
          <draw:glue-point draw:id="6" svg:x="1.058cm" svg:y="-5cm"/>
          <draw:glue-point draw:id="7" svg:x="-5cm" svg:y="5cm"/>
          <draw:glue-point draw:id="8" svg:x="3.308cm" svg:y="5cm"/>
          <draw:glue-point draw:id="9" svg:x="-0.846cm" svg:y="5cm"/>
          <draw:glue-point draw:id="10" svg:x="-5cm" svg:y="-3.792cm"/>
          <draw:glue-point draw:id="11" svg:x="-5cm" svg:y="0.604cm"/>
          <draw:glue-point draw:id="12" svg:x="5cm" svg:y="3.624cm"/>
          <draw:glue-point draw:id="13" svg:x="5cm" svg:y="-0.688cm"/>
          <draw:glue-point draw:id="14" svg:x="0cm" svg:y="0cm"/>
          <draw:polygon draw:style-name="gr1" draw:layer="layout" svg:width="1.213cm" svg:height="1.236cm" svg:x="0cm" svg:y="0.764cm" svg:viewBox="0 0 1214 1237" draw:points="1214,1237 1214,0 0,0 0,1237">
            <text:p/>
          </draw:polygon>
          <draw:polygon draw:style-name="gr2" draw:layer="layout" svg:width="1.213cm" svg:height="1.236cm" svg:x="0cm" svg:y="0.764cm" svg:viewBox="0 0 1214 1237" draw:points="1214,1237 1214,0 0,0 0,1237">
            <text:p/>
          </draw:polygon>
          <draw:polygon draw:style-name="gr1" draw:layer="layout" svg:width="0.247cm" svg:height="0.247cm" svg:x="1.213cm" svg:y="0.517cm" svg:viewBox="0 0 248 248" draw:points="0,248 248,0">
            <text:p/>
          </draw:polygon>
          <draw:line draw:style-name="gr2" draw:layer="layout" svg:x1="1.213cm" svg:y1="0.765cm" svg:x2="1.461cm" svg:y2="0.517cm">
            <text:p/>
          </draw:line>
          <draw:polygon draw:style-name="gr3" draw:layer="layout" svg:width="0cm" svg:height="1.236cm" svg:x="0.73cm" svg:y="0.764cm" svg:viewBox="0 0 0 1237" draw:points="0,0 0,1237">
            <text:p/>
          </draw:polygon>
          <draw:line draw:style-name="gr2" draw:layer="layout" svg:x1="0.73cm" svg:y1="0.764cm" svg:x2="0.73cm" svg:y2="2.001cm">
            <text:p/>
          </draw:line>
          <draw:polygon draw:style-name="gr1" draw:layer="layout" svg:width="1.213cm" svg:height="1.23cm" svg:x="0cm" svg:y="0.242cm" svg:viewBox="0 0 1214 1231" draw:points="1214,1231 1214,0 0,0 0,1231">
            <text:p/>
          </draw:polygon>
          <draw:polygon draw:style-name="gr2" draw:layer="layout" svg:width="1.213cm" svg:height="1.23cm" svg:x="0cm" svg:y="0.242cm" svg:viewBox="0 0 1214 1231" draw:points="1214,1231 1214,0 0,0 0,1231">
            <text:p/>
          </draw:polygon>
          <draw:polygon draw:style-name="gr4" draw:layer="layout" svg:width="0.247cm" svg:height="1.978cm" svg:x="1.213cm" svg:y="0cm" svg:viewBox="0 0 248 1979" draw:points="248,0 248,1726 0,1979 0,241">
            <text:p/>
          </draw:polygon>
          <draw:polygon draw:style-name="gr2" draw:layer="layout" svg:width="0.247cm" svg:height="1.978cm" svg:x="1.213cm" svg:y="0cm" svg:viewBox="0 0 248 1979" draw:points="248,0 248,1726 0,1979 0,241">
            <text:p/>
          </draw:polygon>
          <draw:polygon draw:style-name="gr3" draw:layer="layout" svg:width="1.461cm" svg:height="0.242cm" svg:x="0cm" svg:y="0cm" svg:viewBox="0 0 1462 243" draw:points="1214,243 0,243 309,0 1462,0">
            <text:p/>
          </draw:polygon>
          <draw:polygon draw:style-name="gr2" draw:layer="layout" svg:width="1.461cm" svg:height="0.242cm" svg:x="0cm" svg:y="0cm" svg:viewBox="0 0 1462 243" draw:points="1214,243 0,243 309,0 1462,0">
            <text:p/>
          </draw:polygon>
          <draw:polygon draw:style-name="gr4" draw:layer="layout" svg:width="0.247cm" svg:height="0.242cm" svg:x="1.213cm" svg:y="0cm" svg:viewBox="0 0 248 243" draw:points="0,243 248,0">
            <text:p/>
          </draw:polygon>
          <draw:line draw:style-name="gr2" draw:layer="layout" svg:x1="1.213cm" svg:y1="0.243cm" svg:x2="1.461cm" svg:y2="0cm">
            <text:p/>
          </draw:line>
          <draw:polygon draw:style-name="gr4" draw:layer="layout" svg:width="0cm" svg:height="0cm" svg:x="1.213cm" svg:y="1.494cm" svg:viewBox="0 0 0 0" draw:points="0,0">
            <text:p/>
          </draw:polygon>
          <draw:polyline draw:style-name="gr2" draw:layer="layout" svg:width="0cm" svg:height="0cm" svg:x="1.213cm" svg:y="1.494cm" svg:viewBox="0 0 0 0" draw:points="0,0">
            <text:p/>
          </draw:polyline>
          <draw:polygon draw:style-name="gr4" draw:layer="layout" svg:width="0cm" svg:height="0cm" svg:x="0cm" svg:y="1.494cm" svg:viewBox="0 0 0 0" draw:points="0,0">
            <text:p/>
          </draw:polygon>
          <draw:polyline draw:style-name="gr2" draw:layer="layout" svg:width="0cm" svg:height="0cm" svg:x="0cm" svg:y="1.494cm" svg:viewBox="0 0 0 0" draw:points="0,0">
            <text:p/>
          </draw:polyline>
          <draw:polygon draw:style-name="gr4" draw:layer="layout" svg:width="0.978cm" svg:height="0cm" svg:x="0.169cm" svg:y="0.556cm" svg:viewBox="0 0 979 0" draw:points="0,0 979,0">
            <text:p/>
          </draw:polygon>
          <draw:line draw:style-name="gr2" draw:layer="layout" svg:x1="0.169cm" svg:y1="0.556cm" svg:x2="1.148cm" svg:y2="0.556cm">
            <text:p/>
          </draw:line>
          <draw:polygon draw:style-name="gr4" draw:layer="layout" svg:width="0.983cm" svg:height="0cm" svg:x="0.124cm" svg:y="0.86cm" svg:viewBox="0 0 984 0" draw:points="0,0 984,0">
            <text:p/>
          </draw:polygon>
          <draw:line draw:style-name="gr2" draw:layer="layout" svg:x1="0.124cm" svg:y1="0.86cm" svg:x2="1.108cm" svg:y2="0.86cm">
            <text:p/>
          </draw:line>
          <draw:polygon draw:style-name="gr4" draw:layer="layout" svg:width="0.978cm" svg:height="0cm" svg:x="0.079cm" svg:y="1.14cm" svg:viewBox="0 0 979 0" draw:points="0,0 979,0">
            <text:p/>
          </draw:polygon>
          <draw:line draw:style-name="gr2" draw:layer="layout" svg:x1="0.079cm" svg:y1="1.14cm" svg:x2="1.058cm" svg:y2="1.14cm">
            <text:p/>
          </draw:line>
          <draw:polygon draw:style-name="gr4" draw:layer="layout" svg:width="0.202cm" svg:height="0.933cm" svg:x="0.213cm" svg:y="0.376cm" svg:viewBox="0 0 203 934" draw:points="0,934 203,0">
            <text:p/>
          </draw:polygon>
          <draw:line draw:style-name="gr2" draw:layer="layout" svg:x1="0.213cm" svg:y1="1.31cm" svg:x2="0.416cm" svg:y2="0.376cm">
            <text:p/>
          </draw:line>
          <draw:polygon draw:style-name="gr4" draw:layer="layout" svg:width="0.202cm" svg:height="0.933cm" svg:x="0.843cm" svg:y="0.376cm" svg:viewBox="0 0 203 934" draw:points="0,934 203,0">
            <text:p/>
          </draw:polygon>
          <draw:line draw:style-name="gr2" draw:layer="layout" svg:x1="0.843cm" svg:y1="1.31cm" svg:x2="1.046cm" svg:y2="0.376cm">
            <text:p/>
          </draw:line>
          <draw:polygon draw:style-name="gr4" draw:layer="layout" svg:width="0.202cm" svg:height="0.933cm" svg:x="0.528cm" svg:y="0.371cm" svg:viewBox="0 0 203 934" draw:points="0,934 203,0">
            <text:p/>
          </draw:polygon>
          <draw:line draw:style-name="gr2" draw:layer="layout" svg:x1="0.528cm" svg:y1="1.305cm" svg:x2="0.731cm" svg:y2="0.371cm">
            <text:p/>
          </draw:line>
          <draw:path draw:style-name="gr5" draw:layer="layout" svg:width="0.152cm" svg:height="0.101cm" svg:x="0.298cm" svg:y="0.506cm" svg:viewBox="0 0 153 102" svg:d="m153 51c0 28-34 51-74 51-45 0-79-23-79-51s34-51 79-51c40 0 74 22 74 51z">
            <text:p/>
          </draw:path>
          <draw:path draw:style-name="gr5" draw:layer="layout" svg:width="0.152cm" svg:height="0.101cm" svg:x="0.618cm" svg:y="0.494cm" svg:viewBox="0 0 153 102" svg:d="m153 51c0 28-34 51-80 51-39 0-73-23-73-51s34-51 73-51c46 0 80 22 80 51z">
            <text:p/>
          </draw:path>
          <draw:path draw:style-name="gr5" draw:layer="layout" svg:width="0.157cm" svg:height="0.101cm" svg:x="0.933cm" svg:y="0.517cm" svg:viewBox="0 0 158 102" svg:d="m158 51c0 28-40 51-79 51-46 0-79-23-79-51s33-51 79-51c39 0 79 22 79 51z">
            <text:p/>
          </draw:path>
          <draw:path draw:style-name="gr5" draw:layer="layout" svg:width="0.157cm" svg:height="0.101cm" svg:x="0.225cm" svg:y="0.809cm" svg:viewBox="0 0 158 102" svg:d="m158 51c0 28-40 51-79 51-46 0-79-23-79-51s33-51 79-51c39 0 79 22 79 51z">
            <text:p/>
          </draw:path>
          <draw:path draw:style-name="gr5" draw:layer="layout" svg:width="0.152cm" svg:height="0.101cm" svg:x="0.545cm" svg:y="0.82cm" svg:viewBox="0 0 153 102" svg:d="m153 51c0 28-34 51-80 51-39 0-73-23-73-51s34-51 73-51c46 0 80 22 80 51z">
            <text:p/>
          </draw:path>
          <draw:path draw:style-name="gr5" draw:layer="layout" svg:width="0.157cm" svg:height="0.101cm" svg:x="0.86cm" svg:y="0.803cm" svg:viewBox="0 0 158 102" svg:d="m158 51c0 28-34 51-79 51s-79-23-79-51 33-51 79-51 79 22 79 51z">
            <text:p/>
          </draw:path>
          <draw:path draw:style-name="gr5" draw:layer="layout" svg:width="0.152cm" svg:height="0.101cm" svg:x="0.163cm" svg:y="1.096cm" svg:viewBox="0 0 153 102" svg:d="m153 51c0 28-34 51-74 51-45 0-79-23-79-51s34-51 79-51c40 0 74 22 74 51z">
            <text:p/>
          </draw:path>
          <draw:path draw:style-name="gr5" draw:layer="layout" svg:width="0.157cm" svg:height="0.107cm" svg:x="0.478cm" svg:y="1.096cm" svg:viewBox="0 0 158 108" svg:d="m158 56c0 29-34 52-79 52-40 0-79-23-79-52s39-56 79-56c45 0 79 28 79 56z">
            <text:p/>
          </draw:path>
          <draw:path draw:style-name="gr5" draw:layer="layout" svg:width="0.152cm" svg:height="0.107cm" svg:x="0.798cm" svg:y="1.096cm" svg:viewBox="0 0 153 108" svg:d="m153 56c0 29-34 52-74 52-45 0-79-23-79-52s34-56 79-56c40 0 74 28 74 56z">
            <text:p/>
          </draw:path>
          <draw:path draw:style-name="gr4" draw:layer="layout" svg:width="0.292cm" svg:height="0.326cm" svg:x="0.837cm" svg:y="1.612cm" svg:viewBox="0 0 293 327" svg:d="m293 0c0 28-62 56-147 56-79 0-146-28-146-56v270c0 28 67 57 146 57 85 0 147-29 147-57z">
            <text:p/>
          </draw:path>
          <draw:path draw:style-name="gr2" draw:layer="layout" svg:width="0.292cm" svg:height="0.326cm" svg:x="0.837cm" svg:y="1.612cm" svg:viewBox="0 0 293 327" svg:d="m293 0c0 28-62 56-147 56-79 0-146-28-146-56v270c0 28 67 57 146 57 85 0 147-29 147-57z">
            <text:p/>
          </draw:path>
          <draw:path draw:style-name="gr4" draw:layer="layout" svg:width="0.292cm" svg:height="0.112cm" svg:x="0.837cm" svg:y="1.556cm" svg:viewBox="0 0 293 113" svg:d="m146 113c85 0 147-29 147-57 0-34-62-56-147-56-79 0-146 22-146 56 0 28 67 57 146 57z">
            <text:p/>
          </draw:path>
          <draw:path draw:style-name="gr2" draw:layer="layout" svg:width="0.292cm" svg:height="0.112cm" svg:x="0.837cm" svg:y="1.556cm" svg:viewBox="0 0 293 113" svg:d="m146 113c85 0 147-29 147-57 0-34-62-56-147-56-79 0-146 22-146 56 0 28 67 57 146 57z">
            <text:p/>
          </draw:path>
          <draw:polygon draw:style-name="gr5" draw:layer="layout" svg:width="0.427cm" svg:height="0.18cm" svg:x="0.163cm" svg:y="1.764cm" svg:viewBox="0 0 428 181" draw:points="0,118 292,118 292,181 428,90 292,0 292,62 0,62">
            <text:p/>
          </draw:polygon>
          <draw:polygon draw:style-name="gr5" draw:layer="layout" svg:width="0.427cm" svg:height="0.18cm" svg:x="0.14cm" svg:y="1.562cm" svg:viewBox="0 0 428 181" draw:points="428,62 135,62 135,0 0,90 135,181 135,118 428,11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ulti-Fabric Server Switch</dc:title>
    <meta:creation-date>2011-02-07T16:43:04</meta:creation-date>
    <meta:editing-duration>P0D</meta:editing-duration>
    <meta:editing-cycles>1</meta:editing-cycles>
    <meta:document-statistic meta:object-count="46"/>
    <meta:generator>OpenOffice.org/3.3$Linux OpenOffice.org_project/330m20$Build-9567</meta:generator>
  </office:meta>
</office:document-meta>
</file>